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737" officeooo:paragraph-rsid="000b8737"/>
    </style:style>
    <style:style style:name="P2" style:family="paragraph" style:parent-style-name="Standard">
      <style:text-properties officeooo:rsid="000f1d71" officeooo:paragraph-rsid="000f1d71"/>
    </style:style>
    <style:style style:name="T1" style:family="text">
      <style:text-properties officeooo:rsid="000d69ba"/>
    </style:style>
    <style:style style:name="T2" style:family="text">
      <style:text-properties officeooo:rsid="000e3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PRIMEIRA </text:span>ATIVIDADE DE GERÊNCIA <text:span text:style-name="T1">DE CONFIGURAÇÃO <text:s/>E MUDANÇA </text:span></text:p>
      <text:p text:style-name="P1"/>
      <text:p text:style-name="P2">UTILIZANDO ALGUMA TAG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2357519</meta:creation-date>
    <meta:generator>LibreOffice/6.0.7.3$Linux_X86_64 LibreOffice_project/00m0$Build-3</meta:generator>
    <dc:date>2019-05-23T22:31:36.447532466</dc:date>
    <meta:editing-duration>PT24M26S</meta:editing-duration>
    <meta:editing-cycles>4</meta:editing-cycles>
    <meta:document-statistic meta:table-count="0" meta:image-count="0" meta:object-count="0" meta:page-count="1" meta:paragraph-count="2" meta:word-count="11" meta:character-count="82" meta:non-whitespace-character-count="69"/>
  </office:meta>
</office:document-meta>
</file>